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7.09 02:04   |   <text:a xlink:type="simple" xlink:href="http://palinfo.habago.org/Entry?Command=Information_PrintForum&amp;iPage=1#FORUM37648"><text:span text:style-name="T1">#</text:span></text:a></text:p>
      <text:p text:style-name="P2">卡韓政變 (111)：呼籲館長勇敢應戰！ <text:line-break/><text:line-break/>陳真 2019. 07. 09. <text:line-break/><text:line-break/><text:line-break/>我真是越寫越低俗了，沒辦法，大家忍著點，畢竟台灣事千奇百怪。 <text:line-break/><text:line-break/>12年前剛回台時，我不知道誰是郭台銘。但是很奇怪，報紙經常提到此人，一會兒說他跟哪個女明星如何如何，一會兒又討論他的舞姿如何曼妙，好像他的一言一行都很重要似的。在這小島上，你就算非常非常不想知道某些人事物，也幾乎是不可能。 <text:line-break/><text:line-break/>大約幾個月前，我又如雷貫耳聽到什麼館長館長館長，幾乎每天照三餐都有他的新聞，全是腦殘內容，毫無營養可言。 <text:line-break/><text:line-break/>頭一次聽到什麼館長，是聽護士提起，我一頭霧水，於是談話無疾而終，因為我根本不知道什麼館長。我還反問 "是什麼單位"？一開始以為是在講醫院裏的哪個單位的主管。 <text:line-break/><text:line-break/>這樣一個絲毫看不出任何關注價值的人，卻是這島上的王似的，據說有幾萬或幾十萬的追隨者，儼然台灣之光。各家媒體更是每天照三餐報導他的一言一行，動輒幹你中國的娘，操你中國的媽，解放軍有種馬上給我打過來...蠢話傻話一堆，囂張跋扈耀武揚威。最近更是每天謾罵羞辱韓國瑜，言行相當沒品。 <text:line-break/><text:line-break/>我不是第一天才剛出社會，一聽就知道是個商人，頂多前面多加幾個字 "肌肉發達的" 商人，努力向主流表態，賺點政治財，但卻越來越囂張，動輒武力吆喝，好像會打架很厲害似的。 <text:line-break/><text:line-break/>我生平只打過一次架，然後就被幼兒園給提早畢業了，前後只念不到半年的幼兒園。原因是這樣：我上學坐爸爸的機車，放學就搭娃娃車回家，採自由座方式，有空位就坐。幼兒園裏有個穿長統襪的男同學。在我那年代，有錢人才會穿長統襪，所以我不爽他已經很久了。他每次上娃娃車，不但自己找座位坐，而且還會先多搶佔身邊一兩個座位，讓給那些他喜歡的女同學坐。 <text:line-break/><text:line-break/>有一天，一個小兒麻痺的同學看到有座位想坐下，那個穿長統襪的竟然用力把他推開，不准他坐。於是他又找另一側的座位坐，想不到穿長統襪的居然馬上把腳伸出來，霸佔那個座位，還是不准他坐。 <text:line-break/><text:line-break/>我在旁邊看到了這一幕，不知哪來的憤怒，於是就朝他鼻子給了他一拳，立即流了很多鼻血，血流如注，嚇壞園方。後來，聽說對方家長也出面了，我沒什麼記憶，只知道爸媽怕我又惹事，於是就讓我提早 "畢業"。 <text:line-break/><text:line-break/>這是我生平打過唯一的一次架。正確地說，不是打架，而是打人。 <text:line-break/><text:line-break/>上小學之後，因為受李小龍影響，想練拳腳功夫，後來決定練鐵沙掌。我跟我大哥各騎一輛腳踏車，從安平海邊沙灘運回了好幾箱沙子，我還往裏頭添加許多小石子，每天戳沙苦練。 <text:line-break/><text:line-break/>後來有一天，我哥說：等你練好了鐵沙掌，手掌就變粗了，這樣你以後怎麼當醫生給病人開刀？我一聽，覺得很有道理，於是我的武學之路就此中斷。但是，我的武學思想卻持續受到李小龍的影響而大幅提昇。 <text:line-break/><text:line-break/>周星馳說他對李小龍其人其思知之甚詳，研究得很透徹。我很好奇，難道世界上還會有比我更了解李小龍的人？李小龍也是念哲學。我讀過他很多書，包括他自己寫的截拳道，英文的，李小龍口述，由他的美國太太記錄。 <text:line-break/><text:line-break/>李小龍對於武學的想法，跟維根斯坦的思想非常接近 (我寫過不少相關文章，可惜現在都找不到了)，基本精神幾乎可以說一模一樣。毫無疑問，李小龍一定也很喜歡維根斯坦。 <text:line-break/><text:line-break/>之所以講這些，我只是想說：像什麼館長那樣一種動輒打打殺殺的囂張氣燄，究竟是哪一點吸引人，我還真不明白。就算是打架本身，應該也不是癡肥粗壯就能打吧？李小龍身高比我高兩公分，體重還少了我 6公斤，只有館長體重的一半。可是，若真要打架，我看二十個館長也打不過一個李小龍。 <text:line-break/><text:line-break/>最近大陸有拳賽高手看不慣館長的囂張，發出挑戰書。我原本很期待我已鼓吹多年的 "哈巴狗盃兩岸統獨擂台賽" 終於可以實現！！想不到剛才有人傳一個影片給我，頓時令我心碎，請看： <text:line-break/><text:line-break/>https://bit.ly/30oio9c <text:line-break/><text:line-break/>館長竟然不打了！天啊！不是說有多厲害嗎？怎麼可以怯戰呢？兩岸前途就看這一場生死戰了不是嗎？館長說，他血脂超標，不能打架。但我做為一個醫生，老實說，這種藉口是完全不成立的，血脂跟比武有啥關係？在此呼籲：館長勇敢應戰！ <text:line-break/><text:line-break/>=================== <text:line-break/>婷婷看世界 <text:line-break/><text:line-break/>2019年7月6日 <text:line-break/><text:line-break/>【避戰？ 中國搏擊散打冠軍約戰臺灣囂張網紅館長，出現最奇葩的避戰理由！館長：體檢證明我身體不好】 <text:line-break/><text:line-break/>名為陳之漢的臺灣網紅館長最近在網絡上很是高調，囂張跋扈大放厥詞，不僅嘴巴說話罵罵咧咧粗言穢語，而且還自吹自擂稱自己是什麽格鬥三冠王，而且至今保持全勝戰績，還侮辱大陸搏擊拳手。 <text:line-break/><text:line-break/>終於，有人看不慣館長的囂張，站出來挑戰陳之漢，他就是全國搏擊冠軍練喻軒，接著全國散打冠軍李玄武也宣布約戰陳之漢！ <text:line-break/><text:line-break/>提起練喻軒，很多人對他並不熟悉，因為國內的四大平臺似乎很少見到他的比賽，但實際上練喻軒從不高調，職業戰績也相當出眾，曾獲得WBC亞洲拳擊冠軍、WBC國際泰拳冠軍和倫披尼泰拳冠軍等多項殊榮。 <text:line-break/><text:line-break/>中國全能型搏擊天才練喻軒和全國散打冠軍、一拳一腿第一人“神獸”李玄武都在叫板網紅館長陳之漢，因為館長口氣太大，侮辱大陸搏擊拳手，說了很多大放厥詞的話，自己本身實戰能力未知，卻招攬一大批忠實粉絲和弟子，儼然一副大師模樣，練喻軒和玄武都渴望教訓一番這個大師，滅滅他的囂張氣焰，順便檢驗一下他的真實搏擊能力。 <text:line-break/><text:line-break/>隔空叫陣引起了大量海峽兩岸億萬的網民關注，可惜的是，最奇葩的避戰理由出爐了，這位40歲的館長、搏擊大師、健身教練竟然拿出了自己的體檢報告來做擋箭牌，簡直讓人無語。 <text:line-break/><text:line-break/>我們可以看到，陳之漢在最新的直播當中戴著耳麥，然後拿著幾張體檢報告，比比劃劃，還說：“哎呀，我這個甘油三酯超標，總膽固醇也不正常，還有幾項不達標。我這個身體狀況實在是差啊，身體也有不少傷病。” 基本上就是這個意思，拿體檢報告說事，還真不如說你有心臟病呢。 <text:line-break/><text:line-break/>其實避戰的理由很多，這位可愛至極的網紅館長竟然說自己高血脂，我不禁要問，40歲的男人，整天大魚大肉、胡吃海喝，你不高血脂就不正常，這也算是不打比賽的理由？ <text:line-break/><text:line-break/>很多企業單位也每年進行體檢，高血脂的人太多了，其實真的不算什麽，太高的話，吃藥治療；不太高的話，調整飲食即可。面對陳之漢奇葩避戰理由，練喻軒和玄武都無語了，練喻軒甚至表示：我要不也去體檢一下？您看，這是多麽大的諷刺。 <text:line-break/><text:line-break/>陳之漢直言自己年紀已大，若練喻軒要前來挑戰的話，就讓自己的100號弟子前來迎戰，可沒想到這位館長這麽慫。此言下之意，練喻軒要去臺灣挑戰，最起碼要過了自己100號弟子的關，這要打到猴年馬月？看來練喻軒此次打假之行恐怕難以成為現實啊。 <text:line-break/><text:line-break/>實際上，這位臺灣的網紅館長不過只是個愛耍嘴炮之人，如果真要遇到職業搏擊選手，恐怕也只有被捶的份，有一身肌肉不代表是最能打的，捆在身上用不出來也是沒用的。 <text:line-break/><text:line-break/>看來這位網紅館長也充其量就是個網紅了，勇氣方面還趕不上大陸一些假大師呢，有的假大師自己認為很牛叉，還真敢登臺，陳之漢看來勇氣欠佳，但是腦子還是很聰明，知道自己不行，千方百計找理由，只是這個理由找得有些奇葩。 <text:line-break/><text:line-break/>我認為，不論是練喻軒還是玄武，打陳之漢，不需要3分鐘，甚至1分鐘之內就出現KO場面。這也是陳之漢不敢交手的根本原因，他不希望苦心經營的4個拳館倒閉。 <text:line-break/><text:line-break/>好吧，網紅館長看來也只是個耍嘴炮的紙老虎了，玄武和練喻軒這樣的真材實料冠軍，也就別穿新鞋踩gou shi了，他不值得你們去打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